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c5d1" officeooo:paragraph-rsid="0004c5d1"/>
    </style:style>
    <style:style style:name="P2" style:family="paragraph" style:parent-style-name="Standard">
      <style:text-properties officeooo:rsid="0004c5d1" officeooo:paragraph-rsid="00082cb8"/>
    </style:style>
    <style:style style:name="P3" style:family="paragraph" style:parent-style-name="Standard">
      <style:text-properties officeooo:rsid="0004c5d1" officeooo:paragraph-rsid="000ee8f5"/>
    </style:style>
    <style:style style:name="P4" style:family="paragraph" style:parent-style-name="Standard">
      <style:text-properties officeooo:rsid="00069304" officeooo:paragraph-rsid="00069304"/>
    </style:style>
    <style:style style:name="P5" style:family="paragraph" style:parent-style-name="Standard">
      <style:text-properties officeooo:rsid="00069304" officeooo:paragraph-rsid="00082cb8"/>
    </style:style>
    <style:style style:name="P6" style:family="paragraph" style:parent-style-name="Standard">
      <style:text-properties officeooo:rsid="0009af07" officeooo:paragraph-rsid="0009af07"/>
    </style:style>
    <style:style style:name="P7" style:family="paragraph" style:parent-style-name="Standard">
      <style:text-properties officeooo:rsid="0009af07" officeooo:paragraph-rsid="000ee8f5"/>
    </style:style>
    <style:style style:name="P8" style:family="paragraph" style:parent-style-name="Standard">
      <style:text-properties officeooo:rsid="000b424c" officeooo:paragraph-rsid="000b424c"/>
    </style:style>
    <style:style style:name="P9" style:family="paragraph" style:parent-style-name="Standard">
      <style:text-properties officeooo:rsid="000b424c" officeooo:paragraph-rsid="000ee8f5"/>
    </style:style>
    <style:style style:name="P10" style:family="paragraph" style:parent-style-name="Standard">
      <style:text-properties officeooo:rsid="000d3d29" officeooo:paragraph-rsid="000d3d29"/>
    </style:style>
    <style:style style:name="P11" style:family="paragraph" style:parent-style-name="Standard">
      <style:text-properties officeooo:rsid="000ee8f5" officeooo:paragraph-rsid="000ee8f5"/>
    </style:style>
    <style:style style:name="P12" style:family="paragraph" style:parent-style-name="Standard">
      <style:text-properties officeooo:rsid="0010c550" officeooo:paragraph-rsid="0010c550"/>
    </style:style>
    <style:style style:name="T1" style:family="text">
      <style:text-properties officeooo:rsid="00069304"/>
    </style:style>
    <style:style style:name="T2" style:family="text">
      <style:text-properties officeooo:rsid="00082cb8"/>
    </style:style>
    <style:style style:name="T3" style:family="text">
      <style:text-properties officeooo:rsid="0009af07"/>
    </style:style>
    <style:style style:name="T4" style:family="text">
      <style:text-properties officeooo:rsid="000d3d29"/>
    </style:style>
    <style:style style:name="T5" style:family="text">
      <style:text-properties officeooo:rsid="000ee8f5"/>
    </style:style>
    <style:style style:name="T6" style:family="text">
      <style:text-properties officeooo:rsid="0010c5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</text:p>
      <text:p text:style-name="P1"/>
      <text:p text:style-name="P6">Overview:</text:p>
      <text:p text:style-name="P1">- <text:span text:style-name="T3">Make program</text:span></text:p>
      <text:p text:style-name="P1">- <text:span text:style-name="T3">Make random instance generator</text:span></text:p>
      <text:p text:style-name="P1">- <text:span text:style-name="T3">Draw example and explain model</text:span></text:p>
      <text:p text:style-name="P1">- <text:span text:style-name="T3">Try to add volume to problem if easy</text:span></text:p>
      <text:p text:style-name="P1"><text:s/>- <text:span text:style-name="T3">When finished add start and ending position to model for 4-flow</text:span></text:p>
      <text:p text:style-name="P1"/>
      <text:p text:style-name="P6">Program:</text:p>
      <text:p text:style-name="P3">- finish method to read data from data file <text:span text:style-name="T5">by reading</text:span></text:p>
      <text:p text:style-name="P7">1. Amount of vehicles - <text:span text:style-name="T6">done</text:span></text:p>
      <text:p text:style-name="P7">2. Amount of orders - <text:span text:style-name="T6">done</text:span></text:p>
      <text:p text:style-name="P7">3. Amount of factories - <text:span text:style-name="T6">done</text:span></text:p>
      <text:p text:style-name="P7">4. Amount of unique stopping positions (factories + suppliers) - <text:span text:style-name="T6">done</text:span></text:p>
      <text:p text:style-name="P9">5. Cost matrix dimensions - <text:span text:style-name="T6">done</text:span></text:p>
      <text:p text:style-name="P11">6. Factory spec - <text:span text:style-name="T6">done</text:span></text:p>
      <text:p text:style-name="P11">7. <text:span text:style-name="T6">Location sets – done</text:span></text:p>
      <text:p text:style-name="P12">8. Vehicle nodes</text:p>
      <text:p text:style-name="P12">9. Vehicle pickup nodes</text:p>
      <text:p text:style-name="P12">10…...</text:p>
      <text:p text:style-name="P1">- Finish objective function calculation:</text:p>
      <text:p text:style-name="P4">1. method to find correct cost per km given solution</text:p>
      <text:p text:style-name="P4">2. same regarding cost per kg</text:p>
      <text:p text:style-name="P4">3. same regarding fixed costs</text:p>
      <text:p text:style-name="P4">4. same regarding stop costs</text:p>
      <text:p text:style-name="P4">5. same regarding not transported costs</text:p>
      <text:p text:style-name="P1"/>
      <text:p text:style-name="P1">- <text:span text:style-name="T1">Finish method to check feasibility regarding:</text:span></text:p>
      <text:p text:style-name="P5"><text:span text:style-name="T2">1</text:span>. vehicle limitation</text:p>
      <text:p text:style-name="P2"><text:span text:style-name="T2">2. order of transport</text:span></text:p>
      <text:p text:style-name="P2"><text:span text:style-name="T2">3. weight limits</text:span></text:p>
      <text:p text:style-name="P4"><text:span text:style-name="T2">4</text:span>. factory docks</text:p>
      <text:p text:style-name="P5"><text:span text:style-name="T2">5</text:span>. <text:span text:style-name="T2">time windows</text:span></text:p>
      <text:p text:style-name="P4"><text:s/></text:p>
      <text:p text:style-name="P6">Random instance generator:</text:p>
      <text:p text:style-name="P6">Create a program to generate random instances</text:p>
      <text:p text:style-name="P6">- Define the size of the instance</text:p>
      <text:p text:style-name="P6">1. Amount of vehicles</text:p>
      <text:p text:style-name="P6">2. Amount of orders</text:p>
      <text:p text:style-name="P6">3. Amount of factories</text:p>
      <text:p text:style-name="P6">4. Amount of unique stopping positions (factories + suppliers)</text:p>
      <text:p text:style-name="P8">5. Cost matrix dimensions</text:p>
      <text:p text:style-name="P8">- Based on input, generate random data:</text:p>
      <text:p text:style-name="P8">1. Generate random factories</text:p>
      <text:p text:style-name="P8">2. Generate random stop locations</text:p>
      <text:p text:style-name="P8">3. Generate Vehicle node sets</text:p>
      <text:p text:style-name="P8">4. Generate Vehicle pickup-nodes</text:p>
      <text:p text:style-name="P8">5. Generate Vehicle Time Window sets</text:p>
      <text:p text:style-name="P8">6. <text:span text:style-name="T4">Generate origin/destination nodes</text:span></text:p>
      <text:p text:style-name="P10">7. </text:p>
      <text:p text:style-name="P6"/>
      <text:p text:style-name="P6"><text:soft-page-break/>Example based on real instances</text:p>
      <text:p text:style-name="P6">- Make a map of germany and draw a small example based on the real data</text:p>
      <text:p text:style-name="P6">- Explain costrants with map/drawings:</text:p>
      <text:p text:style-name="P6">1. Explain travel constraints</text:p>
      <text:p text:style-name="P6">2. Explain weight constraints</text:p>
      <text:p text:style-name="P6">3. Explain factory stop constraints</text:p>
      <text:p text:style-name="P6">4. Explain </text:p>
      <text:p text:style-name="P6">2. Explain constraints</text:p>
      <text:p text:style-name="P6">2. Present optimal solution of example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0:57:41.494590974</meta:creation-date>
    <dc:date>2019-03-01T17:03:41.768360326</dc:date>
    <meta:editing-duration>PT4H42M3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290" meta:character-count="1683" meta:non-whitespace-character-count="1444"/>
  </office:meta>
</office:document-meta>
</file>